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709in" svg:y="0.7504in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2.44215382800242" calcext:value-type="float">
            <text:p>2.4421538280024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8.20091998721317" calcext:value-type="float">
            <text:p>8.20091998721317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19.3902140589006" calcext:value-type="float">
            <text:p>19.390214058900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7.8076331642713" calcext:value-type="float">
            <text:p>37.8076331642713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65.1958996903012" calcext:value-type="float">
            <text:p>65.195899690301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03.008660626958" calcext:value-type="float">
            <text:p>103.008660626958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152.061201419705" calcext:value-type="float">
            <text:p>152.061201419705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212.243815482363" calcext:value-type="float">
            <text:p>212.243815482363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280.440721741005" calcext:value-type="float">
            <text:p>280.44072174100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357.404927273775" calcext:value-type="float">
            <text:p>357.404927273775</text:p>
          </table:table-cell>
        </table:table-row>
        <table:table-row table:style-name="ro1">
          <table:table-cell office:value-type="float" office:value="59.45" calcext:value-type="float">
            <text:p>59.45</text:p>
          </table:table-cell>
          <table:table-cell office:value-type="float" office:value="445.991126095697" calcext:value-type="float">
            <text:p>445.99112609569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26.06634724457" calcext:value-type="float">
            <text:p>526.06634724457</text:p>
          </table:table-cell>
        </table:table-row>
        <table:table-row table:style-name="ro1">
          <table:table-cell office:value-type="float" office:value="69.35" calcext:value-type="float">
            <text:p>69.35</text:p>
          </table:table-cell>
          <table:table-cell office:value-type="float" office:value="625.861997856455" calcext:value-type="float">
            <text:p>625.861997856455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717.107640600959" calcext:value-type="float">
            <text:p>717.107640600959</text:p>
          </table:table-cell>
        </table:table-row>
        <table:table-row table:style-name="ro1">
          <table:table-cell office:value-type="float" office:value="79.25" calcext:value-type="float">
            <text:p>79.25</text:p>
          </table:table-cell>
          <table:table-cell office:value-type="float" office:value="807.22837008197" calcext:value-type="float">
            <text:p>807.22837008197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895.13471611314" calcext:value-type="float">
            <text:p>895.13471611314</text:p>
          </table:table-cell>
        </table:table-row>
        <table:table-row table:style-name="ro1">
          <table:table-cell office:value-type="float" office:value="89.15" calcext:value-type="float">
            <text:p>89.15</text:p>
          </table:table-cell>
          <table:table-cell office:value-type="float" office:value="980.03391215548" calcext:value-type="float">
            <text:p>980.03391215548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1061.38603442775" calcext:value-type="float">
            <text:p>1061.38603442775</text:p>
          </table:table-cell>
        </table:table-row>
        <table:table-row table:style-name="ro1">
          <table:table-cell office:value-type="float" office:value="99.05" calcext:value-type="float">
            <text:p>99.05</text:p>
          </table:table-cell>
          <table:table-cell office:value-type="float" office:value="1138.85703279406" calcext:value-type="float">
            <text:p>1138.857032794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12.27446044072" calcext:value-type="float">
            <text:p>1212.27446044072</text:p>
          </table:table-cell>
        </table:table-row>
        <table:table-row table:style-name="ro1">
          <table:table-cell office:value-type="float" office:value="108.95" calcext:value-type="float">
            <text:p>108.95</text:p>
          </table:table-cell>
          <table:table-cell office:value-type="float" office:value="1234.27577612898" calcext:value-type="float">
            <text:p>1234.27577612898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1295.18237240528" calcext:value-type="float">
            <text:p>1295.18237240528</text:p>
          </table:table-cell>
        </table:table-row>
        <table:table-row table:style-name="ro1">
          <table:table-cell office:value-type="float" office:value="118.85" calcext:value-type="float">
            <text:p>118.85</text:p>
          </table:table-cell>
          <table:table-cell office:value-type="float" office:value="1352.27505421791" calcext:value-type="float">
            <text:p>1352.27505421791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465.62080713865" calcext:value-type="float">
            <text:p>1465.62080713865</text:p>
          </table:table-cell>
        </table:table-row>
        <table:table-row table:style-name="ro1">
          <table:table-cell office:value-type="float" office:value="128.75" calcext:value-type="float">
            <text:p>128.75</text:p>
          </table:table-cell>
          <table:table-cell office:value-type="float" office:value="1455.69625193874" calcext:value-type="float">
            <text:p>1455.69625193874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1569.8899833747" calcext:value-type="float">
            <text:p>1569.8899833747</text:p>
          </table:table-cell>
        </table:table-row>
        <table:table-row table:style-name="ro1">
          <table:table-cell office:value-type="float" office:value="138.65" calcext:value-type="float">
            <text:p>138.65</text:p>
          </table:table-cell>
          <table:table-cell office:value-type="float" office:value="1546.05522077309" calcext:value-type="float">
            <text:p>1546.05522077309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1661.20491138097" calcext:value-type="float">
            <text:p>1661.20491138097</text:p>
          </table:table-cell>
        </table:table-row>
        <table:table-row table:style-name="ro1">
          <table:table-cell office:value-type="float" office:value="148.55" calcext:value-type="float">
            <text:p>148.55</text:p>
          </table:table-cell>
          <table:table-cell office:value-type="float" office:value="1702.50355135554" calcext:value-type="float">
            <text:p>1702.50355135554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1660.57130614104" calcext:value-type="float">
            <text:p>1660.57130614104</text:p>
          </table:table-cell>
        </table:table-row>
        <table:table-row table:style-name="ro1">
          <table:table-cell office:value-type="float" office:value="158.45" calcext:value-type="float">
            <text:p>158.45</text:p>
          </table:table-cell>
          <table:table-cell office:value-type="float" office:value="1693.88775988176" calcext:value-type="float">
            <text:p>1693.88775988176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811.22772370961" calcext:value-type="float">
            <text:p>1811.22772370961</text:p>
          </table:table-cell>
        </table:table-row>
        <table:table-row table:style-name="ro1">
          <table:table-cell office:value-type="float" office:value="168.35" calcext:value-type="float">
            <text:p>168.35</text:p>
          </table:table-cell>
          <table:table-cell office:value-type="float" office:value="1842.98812046889" calcext:value-type="float">
            <text:p>1842.98812046889</text:p>
          </table:table-cell>
        </table:table-row>
        <table:table-row table:style-name="ro1">
          <table:table-cell office:value-type="float" office:value="173.3" calcext:value-type="float">
            <text:p>173.3</text:p>
          </table:table-cell>
          <table:table-cell office:value-type="float" office:value="1781.59895892031" calcext:value-type="float">
            <text:p>1781.59895892031</text:p>
          </table:table-cell>
        </table:table-row>
        <table:table-row table:style-name="ro1">
          <table:table-cell office:value-type="float" office:value="178.25" calcext:value-type="float">
            <text:p>178.25</text:p>
          </table:table-cell>
          <table:table-cell office:value-type="float" office:value="1900.71728142021" calcext:value-type="float">
            <text:p>1900.71728142021</text:p>
          </table:table-cell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1831.30242238233" calcext:value-type="float">
            <text:p>1831.30242238233</text:p>
          </table:table-cell>
        </table:table-row>
        <table:table-row table:style-name="ro1">
          <table:table-cell office:value-type="float" office:value="188.15" calcext:value-type="float">
            <text:p>188.15</text:p>
          </table:table-cell>
          <table:table-cell office:value-type="float" office:value="1853.89837450533" calcext:value-type="float">
            <text:p>1853.89837450533</text:p>
          </table:table-cell>
        </table:table-row>
        <table:table-row table:style-name="ro1">
          <table:table-cell office:value-type="float" office:value="193.1" calcext:value-type="float">
            <text:p>193.1</text:p>
          </table:table-cell>
          <table:table-cell office:value-type="float" office:value="1875.13556410813" calcext:value-type="float">
            <text:p>1875.13556410813</text:p>
          </table:table-cell>
        </table:table-row>
        <table:table-row table:style-name="ro1">
          <table:table-cell office:value-type="float" office:value="198.05" calcext:value-type="float">
            <text:p>198.05</text:p>
          </table:table-cell>
          <table:table-cell office:value-type="float" office:value="1996.64322411851" calcext:value-type="float">
            <text:p>1996.643224118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13.91904090117" calcext:value-type="float">
            <text:p>1913.91904090117</text:p>
          </table:table-cell>
        </table:table-row>
        <table:table-row table:style-name="ro1">
          <table:table-cell office:value-type="float" office:value="207.95" calcext:value-type="float">
            <text:p>207.95</text:p>
          </table:table-cell>
          <table:table-cell office:value-type="float" office:value="2036.58931386333" calcext:value-type="float">
            <text:p>2036.58931386333</text:p>
          </table:table-cell>
        </table:table-row>
        <table:table-row table:style-name="ro1">
          <table:table-cell office:value-type="float" office:value="212.9" calcext:value-type="float">
            <text:p>212.9</text:p>
          </table:table-cell>
          <table:table-cell office:value-type="float" office:value="2054.87763757664" calcext:value-type="float">
            <text:p>2054.87763757664</text:p>
          </table:table-cell>
        </table:table-row>
        <table:table-row table:style-name="ro1">
          <table:table-cell office:value-type="float" office:value="217.85" calcext:value-type="float">
            <text:p>217.85</text:p>
          </table:table-cell>
          <table:table-cell office:value-type="float" office:value="1964.12113754737" calcext:value-type="float">
            <text:p>1964.12113754737</text:p>
          </table:table-cell>
        </table:table-row>
        <table:table-row table:style-name="ro1">
          <table:table-cell office:value-type="float" office:value="222.8" calcext:value-type="float">
            <text:p>222.8</text:p>
          </table:table-cell>
          <table:table-cell office:value-type="float" office:value="2088.46452569463" calcext:value-type="float">
            <text:p>2088.46452569463</text:p>
          </table:table-cell>
        </table:table-row>
        <table:table-row table:style-name="ro1">
          <table:table-cell office:value-type="float" office:value="227.75" calcext:value-type="float">
            <text:p>227.75</text:p>
          </table:table-cell>
          <table:table-cell office:value-type="float" office:value="2103.89755260807" calcext:value-type="float">
            <text:p>2103.89755260807</text:p>
          </table:table-cell>
        </table:table-row>
        <table:table-row table:style-name="ro1">
          <table:table-cell office:value-type="float" office:value="232.7" calcext:value-type="float">
            <text:p>232.7</text:p>
          </table:table-cell>
          <table:table-cell office:value-type="float" office:value="2006.42680171139" calcext:value-type="float">
            <text:p>2006.42680171139</text:p>
          </table:table-cell>
        </table:table-row>
        <table:table-row table:style-name="ro1">
          <table:table-cell office:value-type="float" office:value="237.65" calcext:value-type="float">
            <text:p>237.65</text:p>
          </table:table-cell>
          <table:table-cell office:value-type="float" office:value="2132.34083130867" calcext:value-type="float">
            <text:p>2132.34083130867</text:p>
          </table:table-cell>
        </table:table-row>
        <table:table-row table:style-name="ro1">
          <table:table-cell office:value-type="float" office:value="242.6" calcext:value-type="float">
            <text:p>242.6</text:p>
          </table:table-cell>
          <table:table-cell office:value-type="float" office:value="2145.45677368337" calcext:value-type="float">
            <text:p>2145.45677368337</text:p>
          </table:table-cell>
        </table:table-row>
        <table:table-row table:style-name="ro1">
          <table:table-cell office:value-type="float" office:value="247.55" calcext:value-type="float">
            <text:p>247.55</text:p>
          </table:table-cell>
          <table:table-cell office:value-type="float" office:value="2157.89938040709" calcext:value-type="float">
            <text:p>2157.89938040709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2169.71199114224" calcext:value-type="float">
            <text:p>2169.71199114224</text:p>
          </table:table-cell>
        </table:table-row>
        <table:table-row table:style-name="ro1">
          <table:table-cell office:value-type="float" office:value="257.45" calcext:value-type="float">
            <text:p>257.45</text:p>
          </table:table-cell>
          <table:table-cell office:value-type="float" office:value="2180.93469573344" calcext:value-type="float">
            <text:p>2180.93469573344</text:p>
          </table:table-cell>
        </table:table-row>
        <table:table-row table:style-name="ro1">
          <table:table-cell office:value-type="float" office:value="262.4" calcext:value-type="float">
            <text:p>262.4</text:p>
          </table:table-cell>
          <table:table-cell office:value-type="float" office:value="2073.03647377996" calcext:value-type="float">
            <text:p>2073.03647377996</text:p>
          </table:table-cell>
        </table:table-row>
        <table:table-row table:style-name="ro1">
          <table:table-cell office:value-type="float" office:value="267.35" calcext:value-type="float">
            <text:p>267.35</text:p>
          </table:table-cell>
          <table:table-cell office:value-type="float" office:value="2082.2771475403" calcext:value-type="float">
            <text:p>2082.2771475403</text:p>
          </table:table-cell>
        </table:table-row>
        <table:table-row table:style-name="ro1">
          <table:table-cell office:value-type="float" office:value="272.3" calcext:value-type="float">
            <text:p>272.3</text:p>
          </table:table-cell>
          <table:table-cell office:value-type="float" office:value="2211.42098960631" calcext:value-type="float">
            <text:p>2211.42098960631</text:p>
          </table:table-cell>
        </table:table-row>
        <table:table-row table:style-name="ro1">
          <table:table-cell office:value-type="float" office:value="277.25" calcext:value-type="float">
            <text:p>277.25</text:p>
          </table:table-cell>
          <table:table-cell office:value-type="float" office:value="2220.62887896442" calcext:value-type="float">
            <text:p>2220.62887896442</text:p>
          </table:table-cell>
        </table:table-row>
        <table:table-row table:style-name="ro1">
          <table:table-cell office:value-type="float" office:value="282.2" calcext:value-type="float">
            <text:p>282.2</text:p>
          </table:table-cell>
          <table:table-cell office:value-type="float" office:value="2107.43573737682" calcext:value-type="float">
            <text:p>2107.43573737682</text:p>
          </table:table-cell>
        </table:table-row>
        <table:table-row table:style-name="ro1">
          <table:table-cell office:value-type="float" office:value="287.15" calcext:value-type="float">
            <text:p>287.15</text:p>
          </table:table-cell>
          <table:table-cell office:value-type="float" office:value="2115.05172862125" calcext:value-type="float">
            <text:p>2115.05172862125</text:p>
          </table:table-cell>
        </table:table-row>
        <table:table-row table:style-name="ro1">
          <table:table-cell office:value-type="float" office:value="292.1" calcext:value-type="float">
            <text:p>292.1</text:p>
          </table:table-cell>
          <table:table-cell office:value-type="float" office:value="2122.32029791013" calcext:value-type="float">
            <text:p>2122.32029791013</text:p>
          </table:table-cell>
        </table:table-row>
        <table:table-row table:style-name="ro1">
          <table:table-cell office:value-type="float" office:value="297.05" calcext:value-type="float">
            <text:p>297.05</text:p>
          </table:table-cell>
          <table:table-cell office:value-type="float" office:value="2129.2616797745" calcext:value-type="float">
            <text:p>2129.26167977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35.89470247072" calcext:value-type="float">
            <text:p>2135.89470247072</text:p>
          </table:table-cell>
        </table:table-row>
        <table:table-row table:style-name="ro1">
          <table:table-cell office:value-type="float" office:value="306.95" calcext:value-type="float">
            <text:p>306.95</text:p>
          </table:table-cell>
          <table:table-cell office:value-type="float" office:value="2267.6867381467" calcext:value-type="float">
            <text:p>2267.6867381467</text:p>
          </table:table-cell>
        </table:table-row>
        <table:table-row table:style-name="ro1">
          <table:table-cell office:value-type="float" office:value="311.9" calcext:value-type="float">
            <text:p>311.9</text:p>
          </table:table-cell>
          <table:table-cell office:value-type="float" office:value="2148.30461041358" calcext:value-type="float">
            <text:p>2148.30461041358</text:p>
          </table:table-cell>
        </table:table-row>
        <table:table-row table:style-name="ro1">
          <table:table-cell office:value-type="float" office:value="316.85" calcext:value-type="float">
            <text:p>316.85</text:p>
          </table:table-cell>
          <table:table-cell office:value-type="float" office:value="2280.75802314957" calcext:value-type="float">
            <text:p>2280.75802314957</text:p>
          </table:table-cell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2286.88272784882" calcext:value-type="float">
            <text:p>2286.88272784882</text:p>
          </table:table-cell>
        </table:table-row>
        <table:table-row table:style-name="ro1">
          <table:table-cell office:value-type="float" office:value="326.75" calcext:value-type="float">
            <text:p>326.75</text:p>
          </table:table-cell>
          <table:table-cell office:value-type="float" office:value="2165.00822658161" calcext:value-type="float">
            <text:p>2165.00822658161</text:p>
          </table:table-cell>
        </table:table-row>
        <table:table-row table:style-name="ro1">
          <table:table-cell office:value-type="float" office:value="331.7" calcext:value-type="float">
            <text:p>331.7</text:p>
          </table:table-cell>
          <table:table-cell office:value-type="float" office:value="2170.12061892049" calcext:value-type="float">
            <text:p>2170.12061892049</text:p>
          </table:table-cell>
        </table:table-row>
        <table:table-row table:style-name="ro1">
          <table:table-cell office:value-type="float" office:value="336.65" calcext:value-type="float">
            <text:p>336.65</text:p>
          </table:table-cell>
          <table:table-cell office:value-type="float" office:value="2175.0253138318" calcext:value-type="float">
            <text:p>2175.0253138318</text:p>
          </table:table-cell>
        </table:table-row>
        <table:table-row table:style-name="ro1">
          <table:table-cell office:value-type="float" office:value="341.6" calcext:value-type="float">
            <text:p>341.6</text:p>
          </table:table-cell>
          <table:table-cell office:value-type="float" office:value="2308.97022404844" calcext:value-type="float">
            <text:p>2308.97022404844</text:p>
          </table:table-cell>
        </table:table-row>
        <table:table-row table:style-name="ro1">
          <table:table-cell office:value-type="float" office:value="346.55" calcext:value-type="float">
            <text:p>346.55</text:p>
          </table:table-cell>
          <table:table-cell office:value-type="float" office:value="2184.25442875617" calcext:value-type="float">
            <text:p>2184.25442875617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188.59858945947" calcext:value-type="float">
            <text:p>2188.59858945947</text:p>
          </table:table-cell>
        </table:table-row>
        <table:table-row table:style-name="ro1">
          <table:table-cell office:value-type="float" office:value="356.45" calcext:value-type="float">
            <text:p>356.45</text:p>
          </table:table-cell>
          <table:table-cell office:value-type="float" office:value="2323.33839684761" calcext:value-type="float">
            <text:p>2323.33839684761</text:p>
          </table:table-cell>
        </table:table-row>
        <table:table-row table:style-name="ro1">
          <table:table-cell office:value-type="float" office:value="361.4" calcext:value-type="float">
            <text:p>361.4</text:p>
          </table:table-cell>
          <table:table-cell office:value-type="float" office:value="2327.76430433448" calcext:value-type="float">
            <text:p>2327.76430433448</text:p>
          </table:table-cell>
        </table:table-row>
        <table:table-row table:style-name="ro1">
          <table:table-cell office:value-type="float" office:value="366.349999999999" calcext:value-type="float">
            <text:p>366.349999999999</text:p>
          </table:table-cell>
          <table:table-cell office:value-type="float" office:value="2200.65549190532" calcext:value-type="float">
            <text:p>2200.65549190532</text:p>
          </table:table-cell>
        </table:table-row>
        <table:table-row table:style-name="ro1">
          <table:table-cell office:value-type="float" office:value="371.3" calcext:value-type="float">
            <text:p>371.3</text:p>
          </table:table-cell>
          <table:table-cell office:value-type="float" office:value="2336.12371096418" calcext:value-type="float">
            <text:p>2336.12371096418</text:p>
          </table:table-cell>
        </table:table-row>
        <table:table-row table:style-name="ro1">
          <table:table-cell office:value-type="float" office:value="376.249999999999" calcext:value-type="float">
            <text:p>376.249999999999</text:p>
          </table:table-cell>
          <table:table-cell office:value-type="float" office:value="2207.95840636649" calcext:value-type="float">
            <text:p>2207.95840636649</text:p>
          </table:table-cell>
        </table:table-row>
        <table:table-row table:style-name="ro1">
          <table:table-cell office:value-type="float" office:value="381.199999999999" calcext:value-type="float">
            <text:p>381.199999999999</text:p>
          </table:table-cell>
          <table:table-cell office:value-type="float" office:value="2343.87845040032" calcext:value-type="float">
            <text:p>2343.87845040032</text:p>
          </table:table-cell>
        </table:table-row>
        <table:table-row table:style-name="ro1">
          <table:table-cell office:value-type="float" office:value="386.149999999999" calcext:value-type="float">
            <text:p>386.149999999999</text:p>
          </table:table-cell>
          <table:table-cell office:value-type="float" office:value="2214.73769242001" calcext:value-type="float">
            <text:p>2214.73769242001</text:p>
          </table:table-cell>
        </table:table-row>
        <table:table-row table:style-name="ro1">
          <table:table-cell office:value-type="float" office:value="391.099999999999" calcext:value-type="float">
            <text:p>391.099999999999</text:p>
          </table:table-cell>
          <table:table-cell office:value-type="float" office:value="2351.08457996501" calcext:value-type="float">
            <text:p>2351.08457996501</text:p>
          </table:table-cell>
        </table:table-row>
        <table:table-row table:style-name="ro1">
          <table:table-cell office:value-type="float" office:value="396.049999999999" calcext:value-type="float">
            <text:p>396.049999999999</text:p>
          </table:table-cell>
          <table:table-cell office:value-type="float" office:value="2354.49770328717" calcext:value-type="float">
            <text:p>2354.49770328717</text:p>
          </table:table-cell>
        </table:table-row>
        <table:table-row table:style-name="ro1">
          <table:table-cell office:value-type="float" office:value="400.999999999999" calcext:value-type="float">
            <text:p>400.999999999999</text:p>
          </table:table-cell>
          <table:table-cell office:value-type="float" office:value="2224.02874013012" calcext:value-type="float">
            <text:p>2224.02874013012</text:p>
          </table:table-cell>
        </table:table-row>
        <table:table-row table:style-name="ro1">
          <table:table-cell office:value-type="float" office:value="405.949999999999" calcext:value-type="float">
            <text:p>405.949999999999</text:p>
          </table:table-cell>
          <table:table-cell office:value-type="float" office:value="2360.97258525023" calcext:value-type="float">
            <text:p>2360.97258525023</text:p>
          </table:table-cell>
        </table:table-row>
        <table:table-row table:style-name="ro1">
          <table:table-cell office:value-type="float" office:value="410.899999999999" calcext:value-type="float">
            <text:p>410.899999999999</text:p>
          </table:table-cell>
          <table:table-cell office:value-type="float" office:value="2364.04481164289" calcext:value-type="float">
            <text:p>2364.04481164289</text:p>
          </table:table-cell>
        </table:table-row>
        <table:table-row table:style-name="ro1">
          <table:table-cell office:value-type="float" office:value="415.849999999999" calcext:value-type="float">
            <text:p>415.849999999999</text:p>
          </table:table-cell>
          <table:table-cell office:value-type="float" office:value="2367.0133983801" calcext:value-type="float">
            <text:p>2367.0133983801</text:p>
          </table:table-cell>
        </table:table-row>
        <table:table-row table:style-name="ro1">
          <table:table-cell office:value-type="float" office:value="420.799999999999" calcext:value-type="float">
            <text:p>420.799999999999</text:p>
          </table:table-cell>
          <table:table-cell office:value-type="float" office:value="2234.99093785389" calcext:value-type="float">
            <text:p>2234.99093785389</text:p>
          </table:table-cell>
        </table:table-row>
        <table:table-row table:style-name="ro1">
          <table:table-cell office:value-type="float" office:value="425.749999999999" calcext:value-type="float">
            <text:p>425.749999999999</text:p>
          </table:table-cell>
          <table:table-cell office:value-type="float" office:value="2237.5061693866" calcext:value-type="float">
            <text:p>2237.5061693866</text:p>
          </table:table-cell>
        </table:table-row>
        <table:table-row table:style-name="ro1">
          <table:table-cell office:value-type="float" office:value="430.699999999999" calcext:value-type="float">
            <text:p>430.699999999999</text:p>
          </table:table-cell>
          <table:table-cell office:value-type="float" office:value="2239.93901924952" calcext:value-type="float">
            <text:p>2239.93901924952</text:p>
          </table:table-cell>
        </table:table-row>
        <table:table-row table:style-name="ro1">
          <table:table-cell office:value-type="float" office:value="435.649999999999" calcext:value-type="float">
            <text:p>435.649999999999</text:p>
          </table:table-cell>
          <table:table-cell office:value-type="float" office:value="2377.93875755241" calcext:value-type="float">
            <text:p>2377.93875755241</text:p>
          </table:table-cell>
        </table:table-row>
        <table:table-row table:style-name="ro1">
          <table:table-cell office:value-type="float" office:value="440.599999999999" calcext:value-type="float">
            <text:p>440.599999999999</text:p>
          </table:table-cell>
          <table:table-cell office:value-type="float" office:value="2244.57145763638" calcext:value-type="float">
            <text:p>2244.57145763638</text:p>
          </table:table-cell>
        </table:table-row>
        <table:table-row table:style-name="ro1">
          <table:table-cell office:value-type="float" office:value="445.549999999999" calcext:value-type="float">
            <text:p>445.549999999999</text:p>
          </table:table-cell>
          <table:table-cell office:value-type="float" office:value="2382.88698696423" calcext:value-type="float">
            <text:p>2382.88698696423</text:p>
          </table:table-cell>
        </table:table-row>
        <table:table-row table:style-name="ro1">
          <table:table-cell office:value-type="float" office:value="450.499999999999" calcext:value-type="float">
            <text:p>450.499999999999</text:p>
          </table:table-cell>
          <table:table-cell office:value-type="float" office:value="2248.91425300342" calcext:value-type="float">
            <text:p>2248.91425300342</text:p>
          </table:table-cell>
        </table:table-row>
        <table:table-row table:style-name="ro1">
          <table:table-cell office:value-type="float" office:value="455.449999999999" calcext:value-type="float">
            <text:p>455.449999999999</text:p>
          </table:table-cell>
          <table:table-cell office:value-type="float" office:value="2250.98444182039" calcext:value-type="float">
            <text:p>2250.98444182039</text:p>
          </table:table-cell>
        </table:table-row>
        <table:table-row table:style-name="ro1">
          <table:table-cell office:value-type="float" office:value="460.399999999999" calcext:value-type="float">
            <text:p>460.399999999999</text:p>
          </table:table-cell>
          <table:table-cell office:value-type="float" office:value="2252.99081162563" calcext:value-type="float">
            <text:p>2252.99081162563</text:p>
          </table:table-cell>
        </table:table-row>
        <table:table-row table:style-name="ro1">
          <table:table-cell office:value-type="float" office:value="465.349999999999" calcext:value-type="float">
            <text:p>465.349999999999</text:p>
          </table:table-cell>
          <table:table-cell office:value-type="float" office:value="2254.93593228044" calcext:value-type="float">
            <text:p>2254.93593228044</text:p>
          </table:table-cell>
        </table:table-row>
        <table:table-row table:style-name="ro1">
          <table:table-cell office:value-type="float" office:value="470.299999999999" calcext:value-type="float">
            <text:p>470.299999999999</text:p>
          </table:table-cell>
          <table:table-cell office:value-type="float" office:value="2256.82224694553" calcext:value-type="float">
            <text:p>2256.82224694553</text:p>
          </table:table-cell>
        </table:table-row>
        <table:table-row table:style-name="ro1">
          <table:table-cell office:value-type="float" office:value="475.249999999999" calcext:value-type="float">
            <text:p>475.249999999999</text:p>
          </table:table-cell>
          <table:table-cell office:value-type="float" office:value="2258.65207942042" calcext:value-type="float">
            <text:p>2258.65207942042</text:p>
          </table:table-cell>
        </table:table-row>
        <table:table-row table:style-name="ro1">
          <table:table-cell office:value-type="float" office:value="480.199999999999" calcext:value-type="float">
            <text:p>480.199999999999</text:p>
          </table:table-cell>
          <table:table-cell office:value-type="float" office:value="2260.42764099748" calcext:value-type="float">
            <text:p>2260.42764099748</text:p>
          </table:table-cell>
        </table:table-row>
        <table:table-row table:style-name="ro1">
          <table:table-cell office:value-type="float" office:value="485.149999999999" calcext:value-type="float">
            <text:p>485.149999999999</text:p>
          </table:table-cell>
          <table:table-cell office:value-type="float" office:value="2262.15103686647" calcext:value-type="float">
            <text:p>2262.15103686647</text:p>
          </table:table-cell>
        </table:table-row>
        <table:table-row table:style-name="ro1">
          <table:table-cell office:value-type="float" office:value="490.099999999999" calcext:value-type="float">
            <text:p>490.099999999999</text:p>
          </table:table-cell>
          <table:table-cell office:value-type="float" office:value="2263.82427210263" calcext:value-type="float">
            <text:p>2263.82427210263</text:p>
          </table:table-cell>
        </table:table-row>
        <table:table-row table:style-name="ro1">
          <table:table-cell office:value-type="float" office:value="495.049999999999" calcext:value-type="float">
            <text:p>495.049999999999</text:p>
          </table:table-cell>
          <table:table-cell office:value-type="float" office:value="2265.44925726841" calcext:value-type="float">
            <text:p>2265.44925726841</text:p>
          </table:table-cell>
        </table:table-row>
        <table:table-row table:style-name="ro1">
          <table:table-cell office:value-type="float" office:value="499.999999999999" calcext:value-type="float">
            <text:p>499.999999999999</text:p>
          </table:table-cell>
          <table:table-cell office:value-type="float" office:value="2405.23820129205" calcext:value-type="float">
            <text:p>2405.23820129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16:36:48.140073872</dc:date>
    <dc:creator>Zane Wolf</dc:creator>
    <meta:document-statistic meta:table-count="1" meta:cell-count="200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100" svg:x="0.77cm" svg:y="0.855cm" svg:width="11.738cm" svg:height="7.545cm">
          <chartooo:coordinate-region svg:x="1.762cm" svg:y="1.054cm" svg:width="10.46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5">
                <text:p>9.95</text:p>
                <draw:g>
                  <svg:desc>Sheet1.A1:Sheet1.A100</svg:desc>
                </draw:g>
              </table:table-cell>
              <table:table-cell office:value-type="float" office:value="2.44215382800242">
                <text:p>2.44215382800242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">
                <text:p>14.9</text:p>
              </table:table-cell>
              <table:table-cell office:value-type="float" office:value="8.20091998721317">
                <text:p>8.20091998721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85">
                <text:p>19.85</text:p>
              </table:table-cell>
              <table:table-cell office:value-type="float" office:value="19.3902140589006">
                <text:p>19.3902140589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8">
                <text:p>24.8</text:p>
              </table:table-cell>
              <table:table-cell office:value-type="float" office:value="37.8076331642713">
                <text:p>37.8076331642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75">
                <text:p>29.75</text:p>
              </table:table-cell>
              <table:table-cell office:value-type="float" office:value="65.1958996903012">
                <text:p>65.1958996903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7">
                <text:p>34.7</text:p>
              </table:table-cell>
              <table:table-cell office:value-type="float" office:value="103.008660626958">
                <text:p>103.008660626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65">
                <text:p>39.65</text:p>
              </table:table-cell>
              <table:table-cell office:value-type="float" office:value="152.061201419705">
                <text:p>152.061201419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6">
                <text:p>44.6</text:p>
              </table:table-cell>
              <table:table-cell office:value-type="float" office:value="212.243815482363">
                <text:p>212.243815482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55">
                <text:p>49.55</text:p>
              </table:table-cell>
              <table:table-cell office:value-type="float" office:value="280.440721741005">
                <text:p>280.440721741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5">
                <text:p>54.5</text:p>
              </table:table-cell>
              <table:table-cell office:value-type="float" office:value="357.404927273775">
                <text:p>357.404927273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45">
                <text:p>59.45</text:p>
              </table:table-cell>
              <table:table-cell office:value-type="float" office:value="445.991126095697">
                <text:p>445.991126095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4">
                <text:p>64.4</text:p>
              </table:table-cell>
              <table:table-cell office:value-type="float" office:value="526.06634724457">
                <text:p>526.06634724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35">
                <text:p>69.35</text:p>
              </table:table-cell>
              <table:table-cell office:value-type="float" office:value="625.861997856455">
                <text:p>625.861997856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3">
                <text:p>74.3</text:p>
              </table:table-cell>
              <table:table-cell office:value-type="float" office:value="717.107640600959">
                <text:p>717.107640600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25">
                <text:p>79.25</text:p>
              </table:table-cell>
              <table:table-cell office:value-type="float" office:value="807.22837008197">
                <text:p>807.22837008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2">
                <text:p>84.2</text:p>
              </table:table-cell>
              <table:table-cell office:value-type="float" office:value="895.13471611314">
                <text:p>895.13471611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15">
                <text:p>89.15</text:p>
              </table:table-cell>
              <table:table-cell office:value-type="float" office:value="980.03391215548">
                <text:p>980.03391215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.1">
                <text:p>94.1</text:p>
              </table:table-cell>
              <table:table-cell office:value-type="float" office:value="1061.38603442775">
                <text:p>1061.38603442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05">
                <text:p>99.05</text:p>
              </table:table-cell>
              <table:table-cell office:value-type="float" office:value="1138.85703279406">
                <text:p>1138.85703279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">
                <text:p>104</text:p>
              </table:table-cell>
              <table:table-cell office:value-type="float" office:value="1212.27446044072">
                <text:p>1212.27446044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.95">
                <text:p>108.95</text:p>
              </table:table-cell>
              <table:table-cell office:value-type="float" office:value="1234.27577612898">
                <text:p>1234.27577612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.9">
                <text:p>113.9</text:p>
              </table:table-cell>
              <table:table-cell office:value-type="float" office:value="1295.18237240528">
                <text:p>1295.18237240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.85">
                <text:p>118.85</text:p>
              </table:table-cell>
              <table:table-cell office:value-type="float" office:value="1352.27505421791">
                <text:p>1352.27505421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8">
                <text:p>123.8</text:p>
              </table:table-cell>
              <table:table-cell office:value-type="float" office:value="1465.62080713865">
                <text:p>1465.62080713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.75">
                <text:p>128.75</text:p>
              </table:table-cell>
              <table:table-cell office:value-type="float" office:value="1455.69625193874">
                <text:p>1455.69625193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.7">
                <text:p>133.7</text:p>
              </table:table-cell>
              <table:table-cell office:value-type="float" office:value="1569.8899833747">
                <text:p>1569.88998337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.65">
                <text:p>138.65</text:p>
              </table:table-cell>
              <table:table-cell office:value-type="float" office:value="1546.05522077309">
                <text:p>1546.0552207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.6">
                <text:p>143.6</text:p>
              </table:table-cell>
              <table:table-cell office:value-type="float" office:value="1661.20491138097">
                <text:p>1661.204911380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.55">
                <text:p>148.55</text:p>
              </table:table-cell>
              <table:table-cell office:value-type="float" office:value="1702.50355135554">
                <text:p>1702.50355135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.5">
                <text:p>153.5</text:p>
              </table:table-cell>
              <table:table-cell office:value-type="float" office:value="1660.57130614104">
                <text:p>1660.57130614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.45">
                <text:p>158.45</text:p>
              </table:table-cell>
              <table:table-cell office:value-type="float" office:value="1693.88775988176">
                <text:p>1693.88775988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.4">
                <text:p>163.4</text:p>
              </table:table-cell>
              <table:table-cell office:value-type="float" office:value="1811.22772370961">
                <text:p>1811.22772370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.35">
                <text:p>168.35</text:p>
              </table:table-cell>
              <table:table-cell office:value-type="float" office:value="1842.98812046889">
                <text:p>1842.98812046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.3">
                <text:p>173.3</text:p>
              </table:table-cell>
              <table:table-cell office:value-type="float" office:value="1781.59895892031">
                <text:p>1781.59895892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.25">
                <text:p>178.25</text:p>
              </table:table-cell>
              <table:table-cell office:value-type="float" office:value="1900.71728142021">
                <text:p>1900.71728142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.2">
                <text:p>183.2</text:p>
              </table:table-cell>
              <table:table-cell office:value-type="float" office:value="1831.30242238233">
                <text:p>1831.302422382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8.15">
                <text:p>188.15</text:p>
              </table:table-cell>
              <table:table-cell office:value-type="float" office:value="1853.89837450533">
                <text:p>1853.89837450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.1">
                <text:p>193.1</text:p>
              </table:table-cell>
              <table:table-cell office:value-type="float" office:value="1875.13556410813">
                <text:p>1875.13556410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.05">
                <text:p>198.05</text:p>
              </table:table-cell>
              <table:table-cell office:value-type="float" office:value="1996.64322411851">
                <text:p>1996.64322411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">
                <text:p>203</text:p>
              </table:table-cell>
              <table:table-cell office:value-type="float" office:value="1913.91904090117">
                <text:p>1913.91904090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.95">
                <text:p>207.95</text:p>
              </table:table-cell>
              <table:table-cell office:value-type="float" office:value="2036.58931386333">
                <text:p>2036.58931386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.9">
                <text:p>212.9</text:p>
              </table:table-cell>
              <table:table-cell office:value-type="float" office:value="2054.87763757664">
                <text:p>2054.87763757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.85">
                <text:p>217.85</text:p>
              </table:table-cell>
              <table:table-cell office:value-type="float" office:value="1964.12113754737">
                <text:p>1964.12113754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2.8">
                <text:p>222.8</text:p>
              </table:table-cell>
              <table:table-cell office:value-type="float" office:value="2088.46452569463">
                <text:p>2088.46452569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7.75">
                <text:p>227.75</text:p>
              </table:table-cell>
              <table:table-cell office:value-type="float" office:value="2103.89755260807">
                <text:p>2103.897552608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2.7">
                <text:p>232.7</text:p>
              </table:table-cell>
              <table:table-cell office:value-type="float" office:value="2006.42680171139">
                <text:p>2006.42680171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7.65">
                <text:p>237.65</text:p>
              </table:table-cell>
              <table:table-cell office:value-type="float" office:value="2132.34083130867">
                <text:p>2132.340831308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2.6">
                <text:p>242.6</text:p>
              </table:table-cell>
              <table:table-cell office:value-type="float" office:value="2145.45677368337">
                <text:p>2145.45677368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7.55">
                <text:p>247.55</text:p>
              </table:table-cell>
              <table:table-cell office:value-type="float" office:value="2157.89938040709">
                <text:p>2157.899380407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5">
                <text:p>252.5</text:p>
              </table:table-cell>
              <table:table-cell office:value-type="float" office:value="2169.71199114224">
                <text:p>2169.71199114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.45">
                <text:p>257.45</text:p>
              </table:table-cell>
              <table:table-cell office:value-type="float" office:value="2180.93469573344">
                <text:p>2180.93469573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2.4">
                <text:p>262.4</text:p>
              </table:table-cell>
              <table:table-cell office:value-type="float" office:value="2073.03647377996">
                <text:p>2073.03647377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7.35">
                <text:p>267.35</text:p>
              </table:table-cell>
              <table:table-cell office:value-type="float" office:value="2082.2771475403">
                <text:p>2082.27714754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2.3">
                <text:p>272.3</text:p>
              </table:table-cell>
              <table:table-cell office:value-type="float" office:value="2211.42098960631">
                <text:p>2211.420989606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7.25">
                <text:p>277.25</text:p>
              </table:table-cell>
              <table:table-cell office:value-type="float" office:value="2220.62887896442">
                <text:p>2220.628878964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2.2">
                <text:p>282.2</text:p>
              </table:table-cell>
              <table:table-cell office:value-type="float" office:value="2107.43573737682">
                <text:p>2107.43573737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7.15">
                <text:p>287.15</text:p>
              </table:table-cell>
              <table:table-cell office:value-type="float" office:value="2115.05172862125">
                <text:p>2115.05172862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.1">
                <text:p>292.1</text:p>
              </table:table-cell>
              <table:table-cell office:value-type="float" office:value="2122.32029791013">
                <text:p>2122.32029791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7.05">
                <text:p>297.05</text:p>
              </table:table-cell>
              <table:table-cell office:value-type="float" office:value="2129.2616797745">
                <text:p>2129.26167977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2">
                <text:p>302</text:p>
              </table:table-cell>
              <table:table-cell office:value-type="float" office:value="2135.89470247072">
                <text:p>2135.89470247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6.95">
                <text:p>306.95</text:p>
              </table:table-cell>
              <table:table-cell office:value-type="float" office:value="2267.6867381467">
                <text:p>2267.6867381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1.9">
                <text:p>311.9</text:p>
              </table:table-cell>
              <table:table-cell office:value-type="float" office:value="2148.30461041358">
                <text:p>2148.304610413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6.85">
                <text:p>316.85</text:p>
              </table:table-cell>
              <table:table-cell office:value-type="float" office:value="2280.75802314957">
                <text:p>2280.758023149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1.8">
                <text:p>321.8</text:p>
              </table:table-cell>
              <table:table-cell office:value-type="float" office:value="2286.88272784882">
                <text:p>2286.882727848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6.75">
                <text:p>326.75</text:p>
              </table:table-cell>
              <table:table-cell office:value-type="float" office:value="2165.00822658161">
                <text:p>2165.00822658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1.7">
                <text:p>331.7</text:p>
              </table:table-cell>
              <table:table-cell office:value-type="float" office:value="2170.12061892049">
                <text:p>2170.120618920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6.65">
                <text:p>336.65</text:p>
              </table:table-cell>
              <table:table-cell office:value-type="float" office:value="2175.0253138318">
                <text:p>2175.02531383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1.6">
                <text:p>341.6</text:p>
              </table:table-cell>
              <table:table-cell office:value-type="float" office:value="2308.97022404844">
                <text:p>2308.97022404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6.55">
                <text:p>346.55</text:p>
              </table:table-cell>
              <table:table-cell office:value-type="float" office:value="2184.25442875617">
                <text:p>2184.25442875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1.5">
                <text:p>351.5</text:p>
              </table:table-cell>
              <table:table-cell office:value-type="float" office:value="2188.59858945947">
                <text:p>2188.598589459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6.45">
                <text:p>356.45</text:p>
              </table:table-cell>
              <table:table-cell office:value-type="float" office:value="2323.33839684761">
                <text:p>2323.3383968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1.4">
                <text:p>361.4</text:p>
              </table:table-cell>
              <table:table-cell office:value-type="float" office:value="2327.76430433448">
                <text:p>2327.76430433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6.349999999999">
                <text:p>366.349999999999</text:p>
              </table:table-cell>
              <table:table-cell office:value-type="float" office:value="2200.65549190532">
                <text:p>2200.65549190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1.3">
                <text:p>371.3</text:p>
              </table:table-cell>
              <table:table-cell office:value-type="float" office:value="2336.12371096418">
                <text:p>2336.1237109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6.249999999999">
                <text:p>376.249999999999</text:p>
              </table:table-cell>
              <table:table-cell office:value-type="float" office:value="2207.95840636649">
                <text:p>2207.958406366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1.199999999999">
                <text:p>381.199999999999</text:p>
              </table:table-cell>
              <table:table-cell office:value-type="float" office:value="2343.87845040032">
                <text:p>2343.8784504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6.149999999999">
                <text:p>386.149999999999</text:p>
              </table:table-cell>
              <table:table-cell office:value-type="float" office:value="2214.73769242001">
                <text:p>2214.73769242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1.099999999999">
                <text:p>391.099999999999</text:p>
              </table:table-cell>
              <table:table-cell office:value-type="float" office:value="2351.08457996501">
                <text:p>2351.084579965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6.049999999999">
                <text:p>396.049999999999</text:p>
              </table:table-cell>
              <table:table-cell office:value-type="float" office:value="2354.49770328717">
                <text:p>2354.497703287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.999999999999">
                <text:p>400.999999999999</text:p>
              </table:table-cell>
              <table:table-cell office:value-type="float" office:value="2224.02874013012">
                <text:p>2224.028740130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.949999999999">
                <text:p>405.949999999999</text:p>
              </table:table-cell>
              <table:table-cell office:value-type="float" office:value="2360.97258525023">
                <text:p>2360.97258525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.899999999999">
                <text:p>410.899999999999</text:p>
              </table:table-cell>
              <table:table-cell office:value-type="float" office:value="2364.04481164289">
                <text:p>2364.044811642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.849999999999">
                <text:p>415.849999999999</text:p>
              </table:table-cell>
              <table:table-cell office:value-type="float" office:value="2367.0133983801">
                <text:p>2367.01339838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.799999999999">
                <text:p>420.799999999999</text:p>
              </table:table-cell>
              <table:table-cell office:value-type="float" office:value="2234.99093785389">
                <text:p>2234.9909378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.749999999999">
                <text:p>425.749999999999</text:p>
              </table:table-cell>
              <table:table-cell office:value-type="float" office:value="2237.5061693866">
                <text:p>2237.5061693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.699999999999">
                <text:p>430.699999999999</text:p>
              </table:table-cell>
              <table:table-cell office:value-type="float" office:value="2239.93901924952">
                <text:p>2239.939019249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.649999999999">
                <text:p>435.649999999999</text:p>
              </table:table-cell>
              <table:table-cell office:value-type="float" office:value="2377.93875755241">
                <text:p>2377.93875755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.599999999999">
                <text:p>440.599999999999</text:p>
              </table:table-cell>
              <table:table-cell office:value-type="float" office:value="2244.57145763638">
                <text:p>2244.571457636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.549999999999">
                <text:p>445.549999999999</text:p>
              </table:table-cell>
              <table:table-cell office:value-type="float" office:value="2382.88698696423">
                <text:p>2382.886986964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.499999999999">
                <text:p>450.499999999999</text:p>
              </table:table-cell>
              <table:table-cell office:value-type="float" office:value="2248.91425300342">
                <text:p>2248.914253003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.449999999999">
                <text:p>455.449999999999</text:p>
              </table:table-cell>
              <table:table-cell office:value-type="float" office:value="2250.98444182039">
                <text:p>2250.98444182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.399999999999">
                <text:p>460.399999999999</text:p>
              </table:table-cell>
              <table:table-cell office:value-type="float" office:value="2252.99081162563">
                <text:p>2252.99081162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.349999999999">
                <text:p>465.349999999999</text:p>
              </table:table-cell>
              <table:table-cell office:value-type="float" office:value="2254.93593228044">
                <text:p>2254.935932280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.299999999999">
                <text:p>470.299999999999</text:p>
              </table:table-cell>
              <table:table-cell office:value-type="float" office:value="2256.82224694553">
                <text:p>2256.82224694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.249999999999">
                <text:p>475.249999999999</text:p>
              </table:table-cell>
              <table:table-cell office:value-type="float" office:value="2258.65207942042">
                <text:p>2258.652079420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.199999999999">
                <text:p>480.199999999999</text:p>
              </table:table-cell>
              <table:table-cell office:value-type="float" office:value="2260.42764099748">
                <text:p>2260.427640997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.149999999999">
                <text:p>485.149999999999</text:p>
              </table:table-cell>
              <table:table-cell office:value-type="float" office:value="2262.15103686647">
                <text:p>2262.15103686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.099999999999">
                <text:p>490.099999999999</text:p>
              </table:table-cell>
              <table:table-cell office:value-type="float" office:value="2263.82427210263">
                <text:p>2263.824272102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.049999999999">
                <text:p>495.049999999999</text:p>
              </table:table-cell>
              <table:table-cell office:value-type="float" office:value="2265.44925726841">
                <text:p>2265.449257268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9.999999999999">
                <text:p>499.999999999999</text:p>
              </table:table-cell>
              <table:table-cell office:value-type="float" office:value="2405.23820129205">
                <text:p>2405.23820129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